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125a5b"/>
    </style:style>
    <style:style style:name="P2" style:family="paragraph" style:parent-style-name="Preformatted_20_Text">
      <style:text-properties officeooo:rsid="00140e51" officeooo:paragraph-rsid="00140e51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fo:font-weight="bold"/>
    </style:style>
    <style:style style:name="T2" style:family="text">
      <style:text-properties fo:color="#0000ff" fo:font-weight="bold"/>
    </style:style>
    <style:style style:name="T3" style:family="text">
      <style:text-properties fo:color="#0000ff" fo:font-weight="bold" officeooo:rsid="00125a5b"/>
    </style:style>
    <style:style style:name="T4" style:family="text">
      <style:text-properties fo:color="#ff0000" fo:font-weight="bold"/>
    </style:style>
    <style:style style:name="T5" style:family="text">
      <style:text-properties officeooo:rsid="00125a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<text:span text:style-name="T3">CREATE DATEBASE</text:span> <text:span text:style-name="T5">projet CHARACTER SET ‘utf8’</text:span> ;</text:p>
      <text:p text:style-name="P1"><text:span text:style-name="T2">CREATE</text:span> <text:span text:style-name="T2">TABLE</text:span> Category <text:span text:style-name="T1">(</text:span></text:p>
      <text:p text:style-name="P1">id_<text:span text:style-name="T5">Category</text:span> <text:span text:style-name="T4">INT</text:span> AUTO_INCREMENT <text:span text:style-name="T2">NOT</text:span> <text:span text:style-name="T2">NULL</text:span>,</text:p>
      <text:p text:style-name="Preformatted_20_Text">label_Category <text:span text:style-name="T4">VARCHAR</text:span><text:span text:style-name="T1">(</text:span>30<text:span text:style-name="T1">)</text:span>,</text:p>
      <text:p text:style-name="Preformatted_20_Text"><text:span text:style-name="T2">PRIMARY</text:span> <text:span text:style-name="T2">KEY</text:span> <text:span text:style-name="T1">(</text:span>id_Category<text:span text:style-name="T1">))</text:span> ENGINE=InnoDB;</text:p>
      <text:p text:style-name="P1"><text:span text:style-name="T2">CREATE</text:span> <text:span text:style-name="T2">TABLE</text:span> Customer <text:span text:style-name="T1">(</text:span></text:p>
      <text:p text:style-name="P1">id_Customer <text:span text:style-name="T4">INT</text:span> AUTO_INCREMENT <text:span text:style-name="T2">NOT</text:span> <text:span text:style-name="T2">NULL</text:span>,</text:p>
      <text:p text:style-name="Preformatted_20_Text">first_name_Customer <text:span text:style-name="T4">VARCHAR</text:span><text:span text:style-name="T1">(</text:span>30<text:span text:style-name="T1">)</text:span>,</text:p>
      <text:p text:style-name="Preformatted_20_Text">last_name_Customer <text:span text:style-name="T4">VARCHAR</text:span><text:span text:style-name="T1">(</text:span>30<text:span text:style-name="T1">)</text:span>,</text:p>
      <text:p text:style-name="Preformatted_20_Text">adress_Customer <text:span text:style-name="T4">VARCHAR</text:span><text:span text:style-name="T1">(</text:span>100<text:span text:style-name="T1">)</text:span>,</text:p>
      <text:p text:style-name="P2">id_Customer INT</text:p>
      <text:p text:style-name="Preformatted_20_Text"><text:span text:style-name="T2">PRIMARY</text:span> <text:span text:style-name="T2">KEY</text:span> <text:span text:style-name="T1">(</text:span>id_Customer<text:span text:style-name="T1">))</text:span> ENGINE=InnoDB;</text:p>
      <text:p text:style-name="P1"><text:span text:style-name="T2">CREATE</text:span> <text:span text:style-name="T2">TABLE</text:span> Cart <text:span text:style-name="T1">(</text:span></text:p>
      <text:p text:style-name="P1">id_Cart <text:span text:style-name="T4">INT</text:span> AUTO_INCREMENT <text:span text:style-name="T2">NOT</text:span> <text:span text:style-name="T2">NULL</text:span>,</text:p>
      <text:p text:style-name="Preformatted_20_Text">date_creation_Cart <text:span text:style-name="T4">DATE</text:span>,</text:p>
      <text:p text:style-name="Preformatted_20_Text">id_Customer,</text:p>
      <text:p text:style-name="Preformatted_20_Text"><text:span text:style-name="T2">PRIMARY</text:span> <text:span text:style-name="T2">KEY</text:span> <text:span text:style-name="T1">(</text:span>id_Cart<text:span text:style-name="T1">))</text:span> ENGINE=InnoDB;</text:p>
      <text:p text:style-name="P1"><text:span text:style-name="T2">CREATE</text:span> <text:span text:style-name="T2">TABLE</text:span> Product <text:span text:style-name="T1">(</text:span></text:p>
      <text:p text:style-name="P1">id_Product <text:span text:style-name="T4">INT</text:span> AUTO_INCREMENT <text:span text:style-name="T2">NOT</text:span> <text:span text:style-name="T2">NULL</text:span>,</text:p>
      <text:p text:style-name="Preformatted_20_Text">name_Product <text:span text:style-name="T4">VARCHAR</text:span><text:span text:style-name="T1">(</text:span>100<text:span text:style-name="T1">)</text:span>,</text:p>
      <text:p text:style-name="Preformatted_20_Text">documentation_Product <text:span text:style-name="T4">VARCHAR</text:span><text:span text:style-name="T1">(</text:span>3000<text:span text:style-name="T1">)</text:span>,</text:p>
      <text:p text:style-name="Preformatted_20_Text">pri<text:span text:style-name="T5">c</text:span>e_Product <text:span text:style-name="T4">VARCHAR</text:span><text:span text:style-name="T1">(</text:span>10<text:span text:style-name="T1">)</text:span>,</text:p>
      <text:p text:style-name="Preformatted_20_Text">id_Category <text:span text:style-name="T4">VARCHAR</text:span><text:span text:style-name="T1">(</text:span>30<text:span text:style-name="T1">)</text:span>,</text:p>
      <text:p text:style-name="Preformatted_20_Text"><text:span text:style-name="T2">PRIMARY</text:span> <text:span text:style-name="T2">KEY</text:span> <text:span text:style-name="T1">(</text:span>id_Product<text:span text:style-name="T1">))</text:span> ENGINE=InnoDB;</text:p>
      <text:p text:style-name="P1"><text:span text:style-name="T2">CREATE</text:span> <text:span text:style-name="T2">TABLE</text:span> Order <text:span text:style-name="T1">(</text:span></text:p>
      <text:p text:style-name="P1">id_Order <text:span text:style-name="T4">INT</text:span> AUTO_INCREMENT <text:span text:style-name="T2">NOT</text:span> <text:span text:style-name="T2">NULL</text:span>,</text:p>
      <text:p text:style-name="Preformatted_20_Text">date_creation_Order <text:span text:style-name="T4">DATE</text:span>,</text:p>
      <text:p text:style-name="Preformatted_20_Text"><text:span text:style-name="T2">PRIMARY</text:span> <text:span text:style-name="T2">KEY</text:span> <text:span text:style-name="T1">(</text:span>id_Order<text:span text:style-name="T1">))</text:span> ENGINE=InnoDB;</text:p>
      <text:p text:style-name="P1"><text:span text:style-name="T2">CREATE</text:span> <text:span text:style-name="T2">TABLE</text:span> contient <text:span text:style-name="T1">(</text:span></text:p>
      <text:p text:style-name="P1">id_Cart <text:span text:style-name="T2">NOT</text:span> <text:span text:style-name="T2">NULL</text:span>,</text:p>
      <text:p text:style-name="Preformatted_20_Text">id_Product <text:span text:style-name="T2">NOT</text:span> <text:span text:style-name="T2">NULL</text:span>,</text:p>
      <text:p text:style-name="Preformatted_20_Text">quantity_contient <text:span text:style-name="T4">INT</text:span>,</text:p>
      <text:p text:style-name="Preformatted_20_Text"><text:span text:style-name="T2">PRIMARY</text:span> <text:span text:style-name="T2">KEY</text:span> <text:span text:style-name="T1">(</text:span>id_Cart,</text:p>
      <text:p text:style-name="Preformatted_20_Text"><text:s/>id_Product<text:span text:style-name="T1">))</text:span> ENGINE=InnoDB;</text:p>
      <text:p text:style-name="P1"><text:span text:style-name="T2">CREATE</text:span> <text:span text:style-name="T2">TABLE</text:span> contientAussi <text:span text:style-name="T1">(</text:span></text:p>
      <text:p text:style-name="P1">id_Product <text:span text:style-name="T2">NOT</text:span> <text:span text:style-name="T2">NULL</text:span>,</text:p>
      <text:p text:style-name="Preformatted_20_Text">id_Order <text:span text:style-name="T2">NOT</text:span> <text:span text:style-name="T2">NULL</text:span>,</text:p>
      <text:p text:style-name="Preformatted_20_Text">quantity_possède <text:span text:style-name="T4">INT</text:span>,</text:p>
      <text:p text:style-name="Preformatted_20_Text"><text:span text:style-name="T2">PRIMARY</text:span> <text:span text:style-name="T2">KEY</text:span> <text:span text:style-name="T1">(</text:span>id_Product,</text:p>
      <text:p text:style-name="Preformatted_20_Text"><text:s/>id_Order<text:span text:style-name="T1">))</text:span> ENGINE=InnoDB;</text:p>
      <text:p text:style-name="P1"><text:span text:style-name="T2">CREATE</text:span> <text:span text:style-name="T2">TABLE</text:span> commande <text:span text:style-name="T1">(</text:span></text:p>
      <text:p text:style-name="P1">id_Order <text:span text:style-name="T2">NOT</text:span> <text:span text:style-name="T2">NULL</text:span>,</text:p>
      <text:p text:style-name="Preformatted_20_Text">id_Custome<text:span text:style-name="T5">r</text:span> <text:span text:style-name="T2">NOT</text:span> <text:span text:style-name="T2">NULL</text:span>,</text:p>
      <text:p text:style-name="Preformatted_20_Text">quantity_commande <text:span text:style-name="T4">INT</text:span>,</text:p>
      <text:p text:style-name="Preformatted_20_Text"><text:span text:style-name="T2">PRIMARY</text:span> <text:span text:style-name="T2">KEY</text:span> <text:span text:style-name="T1">(</text:span>id_Order,</text:p>
      <text:p text:style-name="Preformatted_20_Text"><text:s/>id_Customer<text:span text:style-name="T1">))</text:span> ENGINE=InnoDB;</text:p>
      <text:p text:style-name="Preformatted_20_Text"><text:span text:style-name="T2">ALTER</text:span> <text:span text:style-name="T2">TABLE</text:span> Cart <text:span text:style-name="T2">ADD</text:span> <text:span text:style-name="T2">CONSTRAINT</text:span> FK_Cart_id_Customer <text:span text:style-name="T2">FOREIGN</text:span> <text:span text:style-name="T2">KEY</text:span> <text:span text:style-name="T1">(</text:span>id_Customer<text:span text:style-name="T1">)</text:span> <text:span text:style-name="T2">REFERENCES</text:span> Customer <text:span text:style-name="T1">(</text:span>id_Customer<text:span text:style-name="T1">)</text:span>;</text:p>
      <text:p text:style-name="Preformatted_20_Text"><text:span text:style-name="T2">ALTER</text:span> <text:span text:style-name="T2">TABLE</text:span> Product <text:span text:style-name="T2">ADD</text:span> <text:span text:style-name="T2">CONSTRAINT</text:span> FK_Product_id_Category <text:span text:style-name="T2">FOREIGN</text:span> <text:span text:style-name="T2">KEY</text:span> <text:span text:style-name="T1">(</text:span>id_Category<text:span text:style-name="T1">)</text:span> <text:span text:style-name="T2">REFERENCES</text:span> Category <text:span text:style-name="T1">(</text:span>id_Category<text:span text:style-name="T1">)</text:span>;</text:p>
      <text:p text:style-name="Preformatted_20_Text"><text:span text:style-name="T2">ALTER</text:span> <text:span text:style-name="T2">TABLE</text:span> contient <text:span text:style-name="T2">ADD</text:span> <text:span text:style-name="T2">CONSTRAINT</text:span> FK_contient_id_Cart <text:span text:style-name="T2">FOREIGN</text:span> <text:span text:style-name="T2">KEY</text:span> <text:span text:style-name="T1">(</text:span>id_Cart<text:span text:style-name="T1">)</text:span> <text:span text:style-name="T2">REFERENCES</text:span> Cart <text:span text:style-name="T1">(</text:span>id_Cart<text:span text:style-name="T1">)</text:span>;</text:p>
      <text:p text:style-name="Preformatted_20_Text"><text:span text:style-name="T2">ALTER</text:span> <text:span text:style-name="T2">TABLE</text:span> contient <text:span text:style-name="T2">ADD</text:span> <text:span text:style-name="T2">CONSTRAINT</text:span> FK_contient_id_Product <text:span text:style-name="T2">FOREIGN</text:span> <text:span text:style-name="T2">KEY</text:span> <text:span text:style-name="T1">(</text:span>id_Product<text:span text:style-name="T1">)</text:span> <text:span text:style-name="T2">REFERENCES</text:span> Product <text:span text:style-name="T1">(</text:span>id_Product<text:span text:style-name="T1">)</text:span>;</text:p>
      <text:p text:style-name="Preformatted_20_Text"><text:span text:style-name="T2">ALTER</text:span> <text:span text:style-name="T2">TABLE</text:span> contientAussi <text:span text:style-name="T2">ADD</text:span> <text:span text:style-name="T2">CONSTRAINT</text:span> FK_contientAussi_id_Product <text:span text:style-name="T2">FOREIGN</text:span> <text:span text:style-name="T2">KEY</text:span> <text:span text:style-name="T1">(</text:span>id_Product<text:span text:style-name="T1">)</text:span> <text:span text:style-name="T2">REFERENCES</text:span> Product <text:span text:style-name="T1">(</text:span>id_Product<text:span text:style-name="T1">)</text:span>;</text:p>
      <text:p text:style-name="Preformatted_20_Text"><text:span text:style-name="T2">ALTER</text:span> <text:span text:style-name="T2">TABLE</text:span> contientAussi <text:span text:style-name="T2">ADD</text:span> <text:span text:style-name="T2">CONSTRAINT</text:span> FK_contientAussi_id_Order <text:span text:style-name="T2">FOREIGN</text:span> <text:span text:style-name="T2">KEY</text:span> <text:span text:style-name="T1">(</text:span>id_Order<text:span text:style-name="T1">)</text:span> <text:span text:style-name="T2">REFERENCES</text:span> Order <text:span text:style-name="T1">(</text:span>id_Order<text:span text:style-name="T1">)</text:span>;</text:p>
      <text:p text:style-name="Preformatted_20_Text"><text:span text:style-name="T2">ALTER</text:span> <text:span text:style-name="T2">TABLE</text:span> commande <text:span text:style-name="T2">ADD</text:span> <text:span text:style-name="T2">CONSTRAINT</text:span> FK_commande_id_Order <text:span text:style-name="T2">FOREIGN</text:span> <text:span text:style-name="T2">KEY</text:span> <text:span text:style-name="T1">(</text:span>id_Order<text:span text:style-name="T1">)</text:span> <text:span text:style-name="T2">REFERENCES</text:span> Order <text:span text:style-name="T1">(</text:span>id_Order<text:span text:style-name="T1">)</text:span>;</text:p>
      <text:p text:style-name="P3"><text:span text:style-name="T2">ALTER</text:span> <text:span text:style-name="T2">TABLE</text:span> commande <text:span text:style-name="T2">ADD</text:span> <text:span text:style-name="T2">CONSTRAINT</text:span> FK_commande_id_Customer <text:span text:style-name="T2">FOREIGN</text:span> <text:span text:style-name="T2">KEY</text:span> <text:span text:style-name="T1">(</text:span>id_Customer<text:span text:style-name="T1">)</text:span> <text:span text:style-name="T2">REFERENCES</text:span> Customer <text:span text:style-name="T1">(</text:span>id_Customer<text:span text:style-name="T1">)</text:span>;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9T11:51:39.372669596</meta:creation-date>
    <dc:date>2017-03-29T13:36:26.040823607</dc:date>
    <meta:editing-duration>PT1H24M26S</meta:editing-duration>
    <meta:editing-cycles>1</meta:editing-cycles>
    <meta:document-statistic meta:table-count="0" meta:image-count="0" meta:object-count="0" meta:page-count="2" meta:paragraph-count="54" meta:word-count="242" meta:character-count="2173" meta:non-whitespace-character-count="1982"/>
    <meta:generator>LibreOffice/5.1.6.2$Linux_X86_64 LibreOffice_project/10m0$Build-2</meta:generator>
  </office:meta>
</office:document-meta>
</file>